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text-properties fo:language="en" fo:country="GB"/>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7"/>
    <style:style style:name="P51" style:family="paragraph" style:parent-style-name="Standard" style:list-style-name="L28"/>
    <style:style style:name="P52" style:family="paragraph" style:parent-style-name="Standard" style:list-style-name="L30"/>
    <style:style style:name="P53" style:family="paragraph" style:parent-style-name="Heading_20_2">
      <style:text-properties fo:language="en" fo:country="GB"/>
    </style:style>
    <style:style style:name="P54" style:family="paragraph" style:parent-style-name="Heading_20_1">
      <style:text-properties fo:language="en" fo:country="GB"/>
    </style:style>
    <style:style style:name="P55" style:family="paragraph" style:parent-style-name="First_20_line_20_indent" style:list-style-name="L1"/>
    <style:style style:name="P56" style:family="paragraph" style:parent-style-name="First_20_line_20_indent" style:list-style-name="L2"/>
    <style:style style:name="P57" style:family="paragraph" style:parent-style-name="First_20_line_20_indent" style:list-style-name="L3"/>
    <style:style style:name="P58" style:family="paragraph" style:parent-style-name="First_20_line_20_indent" style:list-style-name="L4"/>
    <style:style style:name="P59" style:family="paragraph" style:parent-style-name="First_20_line_20_indent" style:list-style-name="L29"/>
    <style:style style:name="P60"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font-name="Verdana1" style:font-name-asian="Verdana1" style:font-name-complex="Verdana1"/>
    </style:style>
    <style:style style:name="T7" style:family="text">
      <style:text-properties style:text-position="sub 58%"/>
    </style:style>
    <style:style style:name="T8" style:family="text">
      <style:text-properties style:text-position="sub 58%" style:font-name="Verdana1" style:font-name-asian="Times New Roman" style:font-name-complex="Times New Roman"/>
    </style:style>
    <style:style style:name="T9"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54" text:outline-level="1">Document structure</text:h>
      <text:h text:style-name="P53"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3"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3"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3"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34750598"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5">Zone de banque</text:p>
        </text:list-item>
      </text:list>
      <text:p text:style-name="First_20_line_20_indent">Banque :</text:p>
      <text:list xml:id="list37643530"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5">Zone de preset</text:p>
        </text:list-item>
      </text:list>
      <text:p text:style-name="First_20_line_20_indent">Preset :</text:p>
      <text:list xml:id="list37630642"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34747860"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6">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34762334" text:style-name="L3">
        <text:list-item>
          <text:p text:style-name="P57">Nouveau bloc de contrôle</text:p>
        </text:list-item>
        <text:list-item>
          <text:p text:style-name="P57">Paramètre de plug-in</text:p>
        </text:list-item>
      </text:list>
      <text:p text:style-name="First_20_line_20_indent">Messages thread audio → thread de commande :</text:p>
      <text:list xml:id="list34776787" text:style-name="L4">
        <text:list-item>
          <text:p text:style-name="P58">Recyclage d’un bloc de contrôle</text:p>
        </text:list-item>
        <text:list-item>
          <text:p text:style-name="P58">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34772201" text:style-name="L5">
        <text:list-item>
          <text:p text:style-name="P28">Période/fréquence</text:p>
        </text:list-item>
        <text:list-item>
          <text:p text:style-name="P28">Distorsion de phase (répartition temporelle du point du milieu)</text:p>
        </text:list-item>
        <text:list-item>
          <text:p text:style-name="P28">Position de la distorsion de phase</text:p>
        </text:list-item>
        <text:list-item>
          <text:p text:style-name="P28">Aléa cyclique</text:p>
        </text:list-item>
        <text:list-item>
          <text:p text:style-name="P28">Forme d’onde</text:p>
          <text:list>
            <text:list-item>
              <text:p text:style-name="P28">Sinus</text:p>
            </text:list-item>
            <text:list-item>
              <text:p text:style-name="P28">Triangle</text:p>
            </text:list-item>
            <text:list-item>
              <text:p text:style-name="P28">Demi-sinus</text:p>
            </text:list-item>
            <text:list-item>
              <text:p text:style-name="P28">Carré</text:p>
            </text:list-item>
            <text:list-item>
              <text:p text:style-name="P28">Dents de scie</text:p>
            </text:list-item>
            <text:list-item>
              <text:p text:style-name="P28">N-Phase</text:p>
            </text:list-item>
            <text:list-item>
              <text:p text:style-name="P28">Varislop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line-break/>Ou mieux : avec p dans [0 ; 1], x forme d’onde en entrée, f(s)=3*s^2-2*s^3, r0(p) = limit(|1.25-2*p|-0.25, 0, 0.5), r1(p) = limit (1.25-|0.75-2*p|, 0.5, 1), h(x, p) = x*(r1(p)-r0(p))+r0(p), w(x, p) = (f<text:span text:style-name="T6">•</text:span>f<text:span text:style-name="T6">•</text:span>f)(h(x, p)), y(x, p) = (w(x, p) - w(0, p)) / (w(1, p) - w(0, p)) en faisant attention au cas linéaire quand p = 0. <text:a xlink:type="simple" xlink:href="https://www.desmos.com/calculator/cps103twdg">https://www.desmos.com/calculator/cps103twdg</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écrêtement → distorsion d’onde → sample &amp; hold → smoothing</text:p>
      <text:h text:style-name="Heading_20_4" text:outline-level="4">Intégration</text:h>
      <text:p text:style-name="First_20_line_20_indent">C’est délicat, car on aimerait pouvoir piloter les paramètres des LFO avec les pédales, voir avec les autres LFO.</text:p>
      <text:p text:style-name="First_20_line_20_indent"><text:soft-page-break/>Une solution serait de concevoir les LFO comme des plug-ins. Leur valeur de sortie serait stockée comme premier sample du premier canal audio. Le plug-in publierait une propriété spécifique indiquant qu’il émet du signal de contrôle et non du son.</text:p>
      <text:p text:style-name="First_20_line_20_indent">L’avantage de cette solution, c’est qu’on peut fabriquer sur le même modèle d’autres types de source de modulation : enveloppes ADSR, step sequencers, voire sondes.</text:p>
      <text:p text:style-name="First_20_line_20_indent">L’inconvénient, c’est qu’il faut intégrer cela de manière fluide et logique, d’une part dans le modèle de document, et d’autre part dans l’interface utilisateur.</text:p>
      <text:p text:style-name="First_20_line_20_indent">Ne générant pas d’audio, les LFO n’ont pas vraiment leur place dans les slots classiques : avoir un module dry/wet/gain n’a aucun sens. On pourrait faire à la place une liste de « sources de modulation pures » reprenant un peu le concept de slot, mais sans le dry/wet/gain. Cependant il est gênant d’avoir une telle liste parallèle qui ressemble de très près aux slots.</text:p>
      <text:p text:style-name="First_20_line_20_indent">Ou alors on pourrait les mettre dans les slots et simplement ignorer le dry/wet/gain quand on les traite. Il faudrait cependant ajouter au preset des informations de graphe pour être sûr de traiter chaque plug-in correctement, quitte à ne faire qu’une chaîne et des plug-ins isolés. C’est probablement la méthode la plus viable à long terme.</text:p>
      <text:p text:style-name="First_20_line_20_indent">Les côtés traitement et présentation sont nettement plus complexes. Il faudrait revoir le concept de la chaîne de traitement.</text:p>
      <text:p text:style-name="First_20_line_20_indent">Réflexions à poursuivre…</text:p>
      <text:p text:style-name="First_20_line_20_indent">O.K., on reprend. On peut commencer par identifier les slots par un identifiant unique plutôt que par une position dans la liste. Cette liste deviendrait alors un simple container (typiquement, une map) et perdrait son indication implicite de routing. Le routing serait contenu, lui, dans un objet séparé. Il y a déjà du travail à faire pour tout adapter.</text:p>
      <text:p text:style-name="First_20_line_20_indent">Bon, voilà qui est fait. Alors maintenant, on va pouvoir faire des plug-ins générant des signaux de contrôle. Il suffit de les identifier avec un flag ou quelque chose comme ça. Par contre, comment identifie-t-on de manière simple les instances de ces plug-ins de façon à les présenter comme contrôleurs ? On peut par exemple dresser une liste dynamique de ces plug-ins identifiés par le nom de leur classe + le numéro de leur instance (probablement issu d’un classement par slot_id) + éventuellement nº de sortie. Ou alors label + sortie. Ça change un peu la conception de la page qui permet de sélectionner une modulation, mais ça devrait le faire. Non en fait ça va être compliqué. On va faire par exemple N ports fixes, que les plug-ins vont s’assigner plus ou moins automatiquement. Par contre ne seront présentés à l’utilisateur que les ports occupés.</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34769721"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7656360"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34771400"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34766867"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37647086" text:continue-list="list34771400"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37629912" text:continue-list="list34766867"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37651802" text:continue-list="list37647086"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34747382"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37628227" text:continue-list="list37651802"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37631153" text:continue-list="list34747382" text:style-name="L9">
        <text:list-item>
          <text:p text:style-name="P32">Nom du programme</text:p>
        </text:list-item>
        <text:list-item>
          <text:p text:style-name="P32">Contrôleurs</text:p>
        </text:list-item>
        <text:list-item>
          <text:p text:style-name="P32">Sauver dan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34754035"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37633961" text:continue-list="list37631153"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34769214" text:style-name="L11">
        <text:list-item>
          <text:p text:style-name="P34">↑, ↓, rotenc 1 et ←, →, rotenc 2 : faire défiler le curseur de sélection</text:p>
        </text:list-item>
        <text:list-item>
          <text:p text:style-name="P34"><text:soft-page-break/>Select : ajouter le caractère pointé ou faire l’action indiquée</text:p>
        </text:list-item>
        <text:list-item>
          <text:p text:style-name="P34">Esc : comme Cancel.</text:p>
        </text:list-item>
      </text:list>
      <text:p text:style-name="First_20_line_20_indent"/>
      <text:p text:style-name="First_20_line_20_indent">Icônes :</text:p>
      <text:list xml:id="list34766088"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Contrôleurs du programme</text:h>
      <text:h text:style-name="Heading_20_4" text:outline-level="4">Éléments affichés</text:h>
      <text:list xml:id="list34778202" text:style-name="L13">
        <text:list-item>
          <text:p text:style-name="P36">Sources de modulation</text:p>
        </text:list-item>
      </text:list>
      <text:h text:style-name="Heading_20_4" text:outline-level="4">Interactions</text:h>
      <text:list xml:id="list34753352" text:style-name="L14">
        <text:list-item>
          <text:p text:style-name="P37">Select sur Type de l’effet : ➡ Sources de modulation</text:p>
        </text:list-item>
        <text:list-item>
          <text:p text:style-name="P37">Esc : ➡ édition programme courant</text:p>
        </text:list-item>
      </text:list>
      <text:h text:style-name="Heading_20_3" text:outline-level="3">Sources de modulation</text:h>
      <text:h text:style-name="Heading_20_4" text:outline-level="4">Éléments affichés</text:h>
      <text:list xml:id="list37625580" text:continue-list="list34778202" text:style-name="L13">
        <text:list-item>
          <text:p text:style-name="P36">Liste des plug-ins non-audio sources de modulation + 1 vide. L’ordre donné est arbitraire.</text:p>
        </text:list-item>
      </text:list>
      <text:h text:style-name="Heading_20_4" text:outline-level="4">Interactions</text:h>
      <text:list xml:id="list34750719" text:style-name="L15">
        <text:list-item>
          <text:p text:style-name="P38">Le fonctionnement est le même que pour la liste Édition programme courant. Le menu Slot correspondant est un peu différent (pas d’Insertion, de Déplacer ni de Canaux). La liste des paramètres n’intègre pas ceux de mix.</text:p>
        </text:list-item>
        <text:list-item>
          <text:p text:style-name="P38">Esc : ➡ Contrôleurs du programme</text:p>
        </text:list-item>
      </text:list>
      <text:h text:style-name="Heading_20_3" text:outline-level="3">Menu slot</text:h>
      <text:h text:style-name="Heading_20_4" text:outline-level="4">Éléments affichés</text:h>
      <text:list xml:id="list37628112" text:continue-list="list37625580" text:style-name="L13">
        <text:list-item>
          <text:p text:style-name="P36">Type de l’effet</text:p>
        </text:list-item>
        <text:list-item>
          <text:p text:style-name="P36">Label</text:p>
        </text:list-item>
        <text:list-item>
          <text:p text:style-name="P36">Insérer nouveau avant</text:p>
        </text:list-item>
        <text:list-item>
          <text:p text:style-name="P36">Copier</text:p>
        </text:list-item>
        <text:list-item>
          <text:p text:style-name="P36">Coller</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text:soft-page-break/>Interactions</text:h>
      <text:list xml:id="list34774213" text:style-name="L16">
        <text:list-item>
          <text:p text:style-name="P39">←, →, rotenc 2  sur Type de l’effet : cycle les effets disponibles + slot vide.</text:p>
        </text:list-item>
        <text:list-item>
          <text:p text:style-name="P39">Select sur Type de l’effet : ➡ liste des effets</text:p>
        </text:list-item>
        <text:list-item>
          <text:p text:style-name="P39">Select sur Supprimer : ➡ confirmation simple (titre : « supprimer le slot ? »), éventuelle suppression du slot puis retour ➡ édition programme courant.</text:p>
        </text:list-item>
        <text:list-item>
          <text:p text:style-name="P39">Select sur Remise à zéro : ➡ confirmation simple (titre : « Remettre l’effet à zéro ? »), éventuelle remise à zéro du slot puis retour sur cette même page.</text:p>
        </text:list-item>
        <text:list-item>
          <text:p text:style-name="P39">Select sur Déplacer : ➡ déplacement de slot</text:p>
        </text:list-item>
        <text:list-item>
          <text:p text:style-name="P39">Select sur Presets : ➡ gestion des presets d’effet</text:p>
        </text:list-item>
        <text:list-item>
          <text:p text:style-name="P39">Select sur Nbr chn in/out : alterne le mono forcé avec stéréo (si applicable)</text:p>
        </text:list-item>
        <text:list-item>
          <text:p text:style-name="P39">Select sur Label :</text:p>
        </text:list-item>
        <text:list-item>
          <text:p text:style-name="P39">Esc : ➡ édition programme courant</text:p>
        </text:list-item>
      </text:list>
      <text:h text:style-name="Heading_20_3" text:outline-level="3">Liste des paramètres</text:h>
      <text:h text:style-name="Heading_20_4" text:outline-level="4">Éléments affichés</text:h>
      <text:list xml:id="list34764138" text:style-name="L17">
        <text:list-item>
          <text:p text:style-name="P40">Setup / actions</text:p>
        </text:list-item>
        <text:list-item>
          <text:p text:style-name="P40">Bypass + valeur</text:p>
        </text:list-item>
        <text:list-item>
          <text:p text:style-name="P40">FX mix + valeur</text:p>
        </text:list-item>
        <text:list-item>
          <text:p text:style-name="P40">Volume + valeur</text:p>
        </text:list-item>
        <text:list-item>
          <text:p text:style-name="P40">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Interactions</text:h>
      <text:list xml:id="list34766733" text:style-name="L18">
        <text:list-item>
          <text:p text:style-name="P41">↑, ↓, rotenc 1 : Défilement dans le menu</text:p>
        </text:list-item>
        <text:list-item>
          <text:p text:style-name="P41">Select sur Setup / actions : ➡ menu slot</text:p>
        </text:list-item>
        <text:list-item>
          <text:p text:style-name="P41">Select sur un paramètre : ➡ Édition d’un paramètre</text:p>
        </text:list-item>
        <text:list-item>
          <text:p text:style-name="P41">Esc : ➡ édition programme courant</text:p>
        </text:list-item>
        <text:list-item>
          <text:p text:style-name="P41">←, →, rotenc 2 : changement de la valeur du paramètre (coarse, 1/20)</text:p>
        </text:list-item>
      </text:list>
      <text:h text:style-name="Heading_20_3" text:outline-level="3">Édition d’un paramètre</text:h>
      <text:h text:style-name="Heading_20_4" text:outline-level="4">Éléments affichés</text:h>
      <text:list xml:id="list34757922" text:style-name="L19">
        <text:list-item>
          <text:p text:style-name="P42">Nom du paramètre</text:p>
        </text:list-item>
        <text:list-item>
          <text:p text:style-name="P42">Valeur</text:p>
        </text:list-item>
        <text:list-item>
          <text:p text:style-name="P42">Unité (sur la même ligne que la valeur)</text:p>
        </text:list-item>
        <text:list-item>
          <text:p text:style-name="P42">Symboles donnant 4 pas de réglage, sur une ligne (ex : « 1 :10 :100 :1000 »)</text:p>
        </text:list-item>
        <text:list-item>
          <text:p text:style-name="P42">Contrôleurs, avec symbole indiquant qu’il y en a</text:p>
        </text:list-item>
        <text:list-item>
          <text:p text:style-name="P42">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text:soft-page-break/>Contrôleurs d’un paramètre</text:h>
      <text:h text:style-name="Heading_20_4" text:outline-level="4">Éléments affichés</text:h>
      <text:list xml:id="list34760662" text:style-name="L20">
        <text:list-item>
          <text:p text:style-name="P43">Automation</text:p>
        </text:list-item>
        <text:list-item>
          <text:p text:style-name="P43">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34756371" text:style-name="L21">
        <text:list-item>
          <text:p text:style-name="P44">↑, ↓, rotenc 1 : Défilement dans le menu</text:p>
        </text:list-item>
        <text:list-item>
          <text:p text:style-name="P44">Select sur une entrée : ➡ Édition d’un contrôleur</text:p>
        </text:list-item>
        <text:list-item>
          <text:p text:style-name="P44">Esc : ➡ Édition d’un paramètre</text:p>
        </text:list-item>
      </text:list>
      <text:h text:style-name="Heading_20_3" text:outline-level="3">Édition d’un contrôleur</text:h>
      <text:h text:style-name="Heading_20_4" text:outline-level="4">Éléments affichés</text:h>
      <text:list xml:id="list34778691" text:style-name="L22">
        <text:list-item>
          <text:p text:style-name="P45">Source/action : &lt;empty&gt;, pedal, expression, rotenc… (on allongera la liste plus tard) + numéro ou nom de la source</text:p>
        </text:list-item>
        <text:list-item>
          <text:p text:style-name="P45">Le pas, si applicable (rotenc + paramètre à valeurs continues)</text:p>
        </text:list-item>
        <text:list-item>
          <text:p text:style-name="P45">Valeur min</text:p>
        </text:list-item>
        <text:list-item>
          <text:p text:style-name="P45">Pas de réglage de la valeur min, si applicable</text:p>
        </text:list-item>
        <text:list-item>
          <text:p text:style-name="P45">valeur max</text:p>
        </text:list-item>
        <text:list-item>
          <text:p text:style-name="P45">Pas de réglage de la valeur max, si applicable</text:p>
        </text:list-item>
        <text:list-item>
          <text:p text:style-name="P45">Nom de la courbe, si applicable</text:p>
        </text:list-item>
        <text:list-item>
          <text:p text:style-name="P45">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37641107" text:continue-list="list34756371" text:style-name="L21">
        <text:list-item>
          <text:p text:style-name="P44">↑, ↓, rotenc 1 : Défilement dans le menu</text:p>
        </text:list-item>
        <text:list-item>
          <text:p text:style-name="P44">←, →, rotenc 2 sur la source : changement de la source, éventuellement ajout ou destruction du contrôleur.</text:p>
        </text:list-item>
        <text:list-item>
          <text:p text:style-name="P44">←, →, rotenc 2 sur le pas : changement de la valeur du pas. On utilisera une échelle log.</text:p>
        </text:list-item>
        <text:list-item>
          <text:p text:style-name="P44">←, →, rotenc 2 sur le pas des valeurs min/max : changement de ladite valeur en fonction du pas sélectionné.</text:p>
        </text:list-item>
        <text:list-item>
          <text:p text:style-name="P44">←, →, rotenc 2 sur la courbe : changement de la courbe</text:p>
        </text:list-item>
        <text:list-item>
          <text:p text:style-name="P44">Select sur la courbe :➡ Choix d’une courbe</text:p>
        </text:list-item>
        <text:list-item>
          <text:p text:style-name="P44">←, →, rotenc 2 ou Select sur la conversion unipolaire → bipolaire : toggle.</text:p>
        </text:list-item>
        <text:list-item>
          <text:p text:style-name="P44">Esc : ➡ Contrôleurs d’un paramètre.</text:p>
        </text:list-item>
      </text:list>
      <text:h text:style-name="Heading_20_3" text:outline-level="3"><text:soft-page-break/>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34767145" text:style-name="L23">
        <text:list-item>
          <text:p text:style-name="P46">Numéro de la pédale</text:p>
        </text:list-item>
        <text:list-item>
          <text:p text:style-name="P46">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34761088" text:style-name="L24">
        <text:list-item>
          <text:p text:style-name="P47">Rien.</text:p>
        </text:list-item>
        <text:list-item>
          <text:p text:style-name="P47">Simple action : PRESS, action unique. En dehors des possibilités suivantes, l’action sera indiquée comme complexe :</text:p>
          <text:list>
            <text:list-item>
              <text:p text:style-name="P47">Prog +</text:p>
            </text:list-item>
            <text:list-item>
              <text:p text:style-name="P47">Prog -</text:p>
            </text:list-item>
            <text:list-item>
              <text:p text:style-name="P47">Prog <text:span text:style-name="Emphasis">N</text:span></text:p>
            </text:list-item>
            <text:list-item>
              <text:p text:style-name="P47">Bank +</text:p>
            </text:list-item>
            <text:list-item>
              <text:p text:style-name="P47">Bank -</text:p>
            </text:list-item>
            <text:list-item>
              <text:p text:style-name="P47">Bank <text:span text:style-name="Emphasis">N</text:span></text:p>
            </text:list-item>
            <text:list-item>
              <text:p text:style-name="P47">Tuner</text:p>
            </text:list-item>
            <text:list-item>
              <text:p text:style-name="P47">Tempo</text:p>
            </text:list-item>
            <text:list-item>
              <text:p text:style-name="P47">Toggle <text:span text:style-name="Emphasis">type d’effet ou étiquette</text:span></text:p>
            </text:list-item>
            <text:list-item>
              <text:p text:style-name="P47">Set <text:span text:style-name="Emphasis">nom du paramètre</text:span>, <text:span text:style-name="Emphasis">type d’effet ou étiquette</text:span></text:p>
            </text:list-item>
          </text:list>
        </text:list-item>
        <text:list-item>
          <text:p text:style-name="P47">Bouton momentané : PRESS + RELEASE, action paramètre identique avec une valeur pour chaque changement d’état.</text:p>
          <text:list>
            <text:list-item>
              <text:p text:style-name="P47">PBSet <text:span text:style-name="Emphasis">nom du paramètre</text:span>, <text:span text:style-name="Emphasis">type d’effet ou étiquette</text:span></text:p>
            </text:list-item>
          </text:list>
        </text:list-item>
        <text:list-item>
          <text:p text:style-name="P47">Toggle : PRESS avec 2 cycles, paramètre identique à chaque fois avec une valeur pour chaque cycle.</text:p>
          <text:list>
            <text:list-item>
              <text:p text:style-name="P47">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37632944" text:continue-list="list37641107" text:style-name="L21">
        <text:list-item>
          <text:p text:style-name="P44">↑, ↓, rotenc 1 : Défilement dans le menu</text:p>
        </text:list-item>
        <text:list-item>
          <text:p text:style-name="P44">←, →, rotenc 2 sur une pédale : défilement du type d’action :</text:p>
          <text:list>
            <text:list-item>
              <text:p text:style-name="P44">Toutes les simples actions (programme 0 à 15, banque 0 à 63), avec Toggle FX et Set positionnées sur une étiquette vide et le paramètre 0.</text:p>
            </text:list-item>
            <text:list-item>
              <text:p text:style-name="P44">Bouton momentané avec une étiquette vide et le paramètre 0, valeurs normalisées 0 et 1</text:p>
            </text:list-item>
            <text:list-item>
              <text:p text:style-name="P44">Idem pour le Toggle Param.</text:p>
            </text:list-item>
          </text:list>
        </text:list-item>
        <text:list-item>
          <text:p text:style-name="P44">Select sur Toggle FX : ➡ Sélection d’un effet</text:p>
        </text:list-item>
        <text:list-item>
          <text:p text:style-name="P44">Select sur Set : ➡ Sélection d’un paramètre d’effet, 1 valeur</text:p>
        </text:list-item>
        <text:list-item>
          <text:p text:style-name="P44"><text:soft-page-break/>Select sur Bouton momentané : ➡ Sélection d’un paramètre d’effet, 2 valeurs</text:p>
        </text:list-item>
        <text:list-item>
          <text:p text:style-name="P44">Select sur Toggle Param : ➡ Sélection d’un paramètre d’effet, 2 valeurs</text:p>
        </text:list-item>
        <text:list-item>
          <text:p text:style-name="P44">Esc : ➡ Menu principal</text:p>
        </text:list-item>
      </text:list>
      <text:h text:style-name="Heading_20_3" text:outline-level="3">Sélection d’un paramètre d’effet, 1 valeur</text:h>
      <text:h text:style-name="Heading_20_4" text:outline-level="4">Éléments affichés</text:h>
      <text:list xml:id="list37631262" text:continue-list="list34757922" text:style-name="L19">
        <text:list-item>
          <text:p text:style-name="P42">« Effect » ou « Label »</text:p>
        </text:list-item>
        <text:list-item>
          <text:p text:style-name="P42">Nom de l’effet ou du label</text:p>
        </text:list-item>
        <text:list-item>
          <text:p text:style-name="P42">Nom du paramètre</text:p>
        </text:list-item>
        <text:list-item>
          <text:p text:style-name="P42">Valeur</text:p>
        </text:list-item>
        <text:list-item>
          <text:p text:style-name="P42">Unité (sur la même ligne que la valeur)</text:p>
        </text:list-item>
        <text:list-item>
          <text:p text:style-name="P42">Symboles donnant 4 pas de réglage, sur une ligne (ex : « 1 :10 :100 :1000 »)</text:p>
        </text:list-item>
      </text:list>
      <text:p text:style-name="First_20_line_20_indent"/>
      <text:h text:style-name="Heading_20_4" text:outline-level="4"><text:soft-page-break/>Interactions</text:h>
      <text:h text:style-name="Heading_20_3" text:outline-level="3">Sélection d’un paramètre d’effet, 2 valeurs</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text:soft-page-break/>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34770451" text:style-name="L25">
        <text:list-item>
          <text:p text:style-name="P48">que l’interaction et l’affichage sont regroupés sur la même arborescence</text:p>
        </text:list-item>
        <text:list-item>
          <text:p text:style-name="P48">que le fond est de couleur « 0 »</text:p>
        </text:list-item>
        <text:list-item>
          <text:p text:style-name="P48">que les éléments graphiques ne se superposent pas, ou s’écrasent les uns les autres</text:p>
        </text:list-item>
        <text:list-item>
          <text:p text:style-name="P48">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34751879" text:style-name="L26">
        <text:list-item>
          <text:p text:style-name="P49">Identifiant, donné par le code client lors de l’insertion. Il est unique au sein du container.</text:p>
        </text:list-item>
        <text:list-item>
          <text:p text:style-name="P49">Position en pixels, relativement à l’origine du container</text:p>
        </text:list-item>
        <text:list-item>
          <text:p text:style-name="P49">Flag indiquant la navigabilité (passage du curseur)</text:p>
        </text:list-item>
        <text:list-item>
          <text:p text:style-name="P49">Forçages : ↑, ↓, ←, →. Le forçage peut prendre plusieurs formes :</text:p>
          <text:list>
            <text:list-item>
              <text:p text:style-name="P49">Saut à un élément spécifié</text:p>
            </text:list-item>
            <text:list-item>
              <text:p text:style-name="P49">Arrêt</text:p>
            </text:list-item>
          </text:list>
        </text:list-item>
        <text:list-item>
          <text:p text:style-name="P49">Deux flags indiquant si les rotenc permettent la navigation (besoin de ça ? c’est implicite avec le gestionnaire d’événements)</text:p>
        </text:list-item>
        <text:list-item>
          <text:p text:style-name="P49">Une routine de redraw, où l’on indique si on doit afficher le curseur avec</text:p>
        </text:list-item>
        <text:list-item>
          <text:p text:style-name="P49">Un gestionnaire d’évènements :</text:p>
          <text:list>
            <text:list-item>
              <text:p text:style-name="P49">Touches et rotenc non gérés par la navigation</text:p>
            </text:list-item>
            <text:list-item>
              <text:p text:style-name="P49">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34747866" text:style-name="L27">
        <text:list-item>
          <text:p text:style-name="P50">Un texte</text:p>
        </text:list-item>
        <text:list-item>
          <text:p text:style-name="P50">Une police</text:p>
        </text:list-item>
        <text:list-item>
          <text:p text:style-name="P50">Des justifications horizontales et verticales</text:p>
        </text:list-item>
        <text:list-item>
          <text:p text:style-name="P50">Une taille maxi en pixels ?</text:p>
        </text:list-item>
        <text:list-item>
          <text:p text:style-name="P50">Des attributs :</text:p>
          <text:list>
            <text:list-item>
              <text:p text:style-name="P50">Bold</text:p>
            </text:list-item>
            <text:list-item>
              <text:p text:style-name="P50">Surligné</text:p>
            </text:list-item>
            <text:list-item>
              <text:p text:style-name="P50">Souligné</text:p>
            </text:list-item>
            <text:list-item>
              <text:p text:style-name="P50">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34754123" text:style-name="L28">
        <text:list-item>
          <text:p text:style-name="P51">Avoir un vrai système de plug-in, avec des bibliothèques dynamiques externes</text:p>
        </text:list-item>
        <text:list-item>
          <text:p text:style-name="P51">Faire en sorte que la description d’un plug-in soit indépendante des instances de celui-ci.</text:p>
        </text:list-item>
        <text:list-item>
          <text:p text:style-name="P51">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7">SAT</text:span> &lt; 0,25 V et VBE<text:span text:style-name="T7">SAT</text:span> = 0,7 V. <text:span text:style-name="T5">β</text:span> = 200.</text:p>
      <text:p text:style-name="First_20_line_20_indent">LED choisies :</text:p>
      <text:list xml:id="list34766954" text:style-name="L29">
        <text:list-item>
          <text:p text:style-name="P59"><text:soft-page-break/>Rouge, 180 mcd (20 mA, 1,95 V). R<text:span text:style-name="T7">R</text:span> = (V<text:span text:style-name="T7">ALIM</text:span> – VCE<text:span text:style-name="T7">SAT</text:span> – V<text:span text:style-name="T7">LED</text:span>) / I<text:span text:style-name="T7">C</text:span> = (3,3 – 0,25 – 1,95) / 0,020 = 55 <text:span text:style-name="T5">Ω. On arrondit à la valeur standardisée de 56 Ω.</text:span></text:p>
        </text:list-item>
        <text:list-item>
          <text:p text:style-name="P59">Verte, 150 mcd (20 mA, 2,1 V). Pour compenser la luminosité on déplace le point de fonctionnement : (24 mA, 2,15 V). R<text:span text:style-name="T7">G</text:span> = (V<text:span text:style-name="T7">ALIM</text:span> – VCE<text:span text:style-name="T7">SAT</text:span> – V<text:span text:style-name="T7">LED</text:span>) / I<text:span text:style-name="T7">C</text:span> = (3,3 – 0,25 – 2,15) / 0,024 = 37,5 <text:span text:style-name="T5">Ω. On arrondit à la valeur standardisée de 39 Ω.</text:span></text:p>
        </text:list-item>
      </text:list>
      <text:p text:style-name="First_20_line_20_indent"><text:span text:style-name="T5">Résistance de base : I</text:span><text:span text:style-name="T8">B</text:span><text:span text:style-name="T9">min</text:span><text:span text:style-name="T5"> = I</text:span><text:span text:style-name="T8">C</text:span><text:span text:style-name="T5"> / β = 0,024 / 200 = 0,12 mA. R</text:span><text:span text:style-name="T8">B</text:span><text:span text:style-name="T9">max</text:span><text:span text:style-name="T5"> = (V</text:span><text:span text:style-name="T8">HI</text:span><text:span text:style-name="T5"> - VBE</text:span><text:span text:style-name="T8">SAT</text:span><text:span text:style-name="T5">) / I</text:span><text:span text:style-name="T8">B</text:span><text:span text:style-name="T9">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34771113" text:style-name="L30">
        <text:list-item>
          <text:p text:style-name="P52">Carte de dispatching (connecteur Pi + connecteurs autres cartes) + ADC</text:p>
        </text:list-item>
        <text:list-item>
          <text:p text:style-name="P52">Carte LED</text:p>
        </text:list-item>
        <text:list-item>
          <text:p text:style-name="P52">Carte Pédales/boutons</text:p>
        </text:list-item>
        <text:list-item>
          <text:p text:style-name="P52">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10.05</text:modification-date></text:span></text:p>
            </table:table-cell>
          </table:table-row>
        </table:table>
        <text:p text:style-name="MP5"><draw:line text:anchor-type="char" draw:z-index="22" draw:style-name="Mgr1" draw:text-style-name="MP6" svg:x1="0cm" svg:y1="0.072cm" svg:x2="16.942cm" svg:y2="0.072cm"><text:p/></draw:line></text:p>
      </style:header>
      <style:footer>
        <text:p text:style-name="MP7"><draw:line text:anchor-type="char" draw:z-index="4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23</text:page-number></text:span><text:span text:style-name="MT1"> / </text:span><text:span text:style-name="MT2"><text:page-count style:num-format="1">23</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73</meta:editing-cycles>
    <meta:editing-duration>PT586H58M13S</meta:editing-duration>
    <meta:generator>OpenOffice.org/3.2$Win32 OpenOffice.org_project/320m12$Build-9483</meta:generator>
    <dc:date>2016-10-05T17:46:34.26</dc:date>
    <meta:document-statistic meta:table-count="5" meta:image-count="0" meta:object-count="0" meta:page-count="23" meta:paragraph-count="528" meta:word-count="4841" meta:character-count="27383"/>
    <meta:user-defined meta:name="Référence">-</meta:user-defined>
    <meta:user-defined meta:name="Version">1.0</meta:user-defined>
  </office:meta>
</office:document-meta>
</file>